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right"/>
    </style:style>
    <style:style style:name="P3"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near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had some pudding herself.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as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text:span text:style-name="T1">...</text:span></text:p>
      <text:p text:style-name="Normal"><text:span text:style-name="T1">... Where...?</text:span></text:p>
      <text:p text:style-name="Normal">“*Ahem* You’re late!” Only with that did she notice the teacher glaring at her.</text:p>
      <text:p text:style-name="Normal">“I-I’m really sorry ma’am, I missed the bus again!” As she bowed her head, she couldn’t help but notice how everyone was staring: a few seemed amused, some had a face that said “again?”, and the silent majority looked on with disinterest.</text:p>
      <text:p text:style-name="Normal">“Sigh, never mind the excuses, just take your seat and pay attention; we’ve started a new topic today.”</text:p>
      <text:p text:style-name="Normal">She nodded and complied. Or at least, she tried to. She could only pay so much attention when there were two elephants in the room. The first elephant was relatively small: one look at the blackboard was enough to tell that this was the maths class, but there wasn’t much else that she could understand. She took out a notebook and tried to follow, but she was so behind in her studies that she might as well be writing down hieroglyphs. She was used to this though. The second elephant was the real problem.</text:p>
      <text:p text:style-name="Normal"><text:span text:style-name="T1">Did you know? </text:span>School was a blessing in a curse to her. A curse, because she hated it here, and a blessing because, by some stroke of luck, she was your neighbour to the right. So, of course, if the blessing was taken away, all that was left was </text:p>
      <text:p text:style-name="Normal"><text:span text:style-name="T1">That it’s not fun, being no one’s neighbour.</text:span></text:p>
      <text:p text:style-name="Normal"/>
      <text:p text:style-name="Normal">As the bell sounded the start of fifteen minutes of recess, she couldn’t help but wonder if and how she could go home. She let out a short sigh, crossed her arms on her desk, and rested her head on top of them; she didn’t particularly like pretending to sleep, but it was the best thing to do in these circumstances, so she closed her eyes.</text:p>
      <text:p text:style-name="Normal"><text:span text:style-name="T1">If and how to go home...</text:span> “If” should have never been a question in the first place, her mind should have been all about the “how”.</text:p>
      <text:p text:style-name="Normal">“...”</text:p>
      <text:p text:style-name="Normal">And yet, just as she couldn’t keep her eyes closed, just as she had to peek at the empty seat beside her, she couldn’t help but hope that you would just be incredibly late, today.</text:p>
      <text:p text:style-name="Normal">Nevertheless,</text:p>
      <text:p text:style-name="P2">“Did you watch the news? Apparently they’re opening an amusement park nearby.”</text:p>
      <text:p text:style-name="P2">“Huh? For real?”</text:p>
      <text:p text:style-name="P2">“Yeah yeah, they say they’ve got the fastest ride in the country! We *have* to try it out!”</text:p>
      <text:p text:style-name="Normal">conversations like that filled the air; with or without you, this classroom was full of life. All the more reason for her to feign being asleep. <text:span text:style-name="T1">An amusement park...</text:span> She’d gone to one once with her parents, when she was little. <text:span text:style-name="T1">Will I ever step foot into one again?</text:span> She searched for who’d brought up the topic, and found that it was a classmate who’d tried to befriend her at the beginning of the year. <text:span text:style-name="T1">Tried, huh? </text:span>A whole bunch of people had tried talking to her in the beginning, and she’d tried her best to get on their wavelength, <text:span text:style-name="T1">so why did it all amount to nothing? </text:span>It would always amount to nothing, <text:span text:style-name="T1">how strange...</text:span></text:p>
      <text:p text:style-name="Normal">She didn’t need to scan the room to know that everyone had joined their own friend groups, the sea of chatters drowning her ears was enough to tell. There was no way anyone could sleep in this kind of environment, not even if they were faking it. Thus, with nothing better to do, she reached for her phone. Not that there was anything interesting on it, it really was just an alternative to doing nothing. Then there was a *bop!*, and she turned towards the source of the noise: someone had opened a bag of potato chips, and now they were sharing it among friends. Somewhere else, someone started laughing out loud, and somehow the general hubbub intensified. She wished recess would end soon.</text:p>
      <text:p text:style-name="Normal">“...”</text:p>
      <text:p text:style-name="Normal">Only, she was all too aware that <text:span text:style-name="T1">Time flows differently when it finds a companion.</text:span></text:p>
      <text:p text:style-name="Normal">She believed that despite how long it has been around, Time actually really was childish at heart. Because it was so unique, it probably never had anyone it could just talk to or confide in. <text:span text:style-name="T1">It’s probably very lonely. </text:span>So, whenever it saw people having fun and enjoying themselves with friends, it would probably get jealous and try to pass as quickly as it could. But, when it found someone like it, it would sit down and, maybe out of sympathy, maybe in the vain hopes of making a friend, it would stay by their side, <text:span text:style-name="T1">and</text:span> <text:span text:style-name="T1">for that someone, time would feel slower than usual.</text:span></text:p>
      <text:p text:style-name="Normal">That was why, to escape from it all, she got up to wash her face in the restroom. Thankfully, the water was frigid and the place empty, however she also knew this peace wouldn’t last, <text:span text:style-name="T1">not at this hour</text:span>. She wanted a haven, she wanted a solitude that didn’t come with pain, and as she raised her eyes to the mirror and met the gaze of the girl in it, an idea came to mind:</text:p>
      <text:p text:style-name="Normal"><text:span text:style-name="T1">“Let’s go to the past,” </text:span>said the girl and, leaving the restroom, she obeyed.</text:p>
      <text:p text:style-name="Normal"/>
      <text:p text:style-name="Normal">The two of you had arrived to school at around about this time yesterday, but neither had come with the intention of attending the morning classes —you seemed to have forgotten that somewhere at home. Instead, you had something else in your minds: a plan.</text:p>
      <text:p text:style-name="Normal">Its first phase consisted in waltzing in through the main gate, greet a passing professor like the good students you were, then merrily make your way up the stairs that led to your classroom and reach its door, and walk right past it. Your timing was fortunate: since it was recess, despite there being lots of people out and about, no one thought much of wandering students. However, your luck ran out when you reached the stairwell at the other end of the corridor, as the bell signalled the end of recess. <text:span text:style-name="T1">Good thing I’d accounted for this,</text:span> she thought,</text:p>
      <text:p text:style-name="Normal">“Say, when was the last time you played hide-and-seek?” she’d made this question while studying her surroundings.</text:p>
      <text:p text:style-name="Normal">Your reply was an uncertain “hmm, not sure, probably years ago?”</text:p>
      <text:p text:style-name="Normal">“Bzz! Wrong answer!” The fictional buzzer was accompanied by her two index fingers forming an X, “the correct answer is: right now!”</text:p>
      <text:p text:style-name="Normal">To be perfectly fair, what was about to start wasn’t really a game of hide-and-seek in the traditional sense, it was more like... Two misfits would be hiding from their teachers and the entire school personnel while seeking to reach the off-limits rooftop.</text:p>
      <text:p text:style-name="Normal">“Yup, it’s a game of hide-and-seek all right!” Hers was less of an explanation and more self-affirmation, but for some reason you broke into an enthusiastic little applause anyway. This marked the beginning of the second phase of the operation.</text:p>
      <text:p text:style-name="Normal">The school’s main building was simultaneously large, wide and rather tall, and courtesy of its multiple stories and many corridors, it was full of twists and turns as well as blind spots. “In other words, it’s a miniature labyrinth with lots of spaces to retreat to or hide in,” the perfect playground for your game. Of course, not all those spaces were frequented equally, some knew a lot more traffic than others. “Lucky for you, I know this place like the back of my hand,” she grinned.</text:p>
      <text:p text:style-name="Normal">Since classes had just resumed, most passageways were empty and for a stretch you could proceed with relative impunity. However, she knew from experience that even at times like these, some staff was still liable to be wandering about, maybe in search of a working coffee machine or on some errand they were running. Therefore, the two of you remained cautious; there was no telling when a stray teacher or a rogue honour student could pop out of the shadows.</text:p>
      <text:p text:style-name="Normal">“But caution alone isn’t enough,” because while there were many corners to hide behind, you would still have to go through the long main arteries of this school. In response to this, you’d developed an MO: she would peek behind the corners, while you would keep both eyes and ears peeled for the rear, and when she signalled the “all clear” you would both hurry down the hallway like phantoms. Furthermore, as her experience had also taught her which corridors were the most frequently used, she would sometimes lead you down into lower floors in order to resurface somewhere safer. <text:span text:style-name="T1">I guess this goes to show just how used I am to this, </text:span>she’d smiled to herself sarcastically.</text:p>
      <text:p text:style-name="Normal">At the same time though, it was also a first for her, to have someone else join her in her escapades and to be depended upon. Maybe because it was you, she didn’t really mind it. On the contrary, she was trying harder than usual. Much harder. Not only was she constantly considering and reconfirming which routes really were the safest, her instincts had also become so much sharper that it surprised even herself: at some point, you two were going down a long hallway when out of nowhere she pulled you into an empty classroom and half-closed the door behind her. Not a minute later, the janitor whistled by. Another time, near the end, as you were taking the stairs to the administrative floor she suddenly motioned you to stop; only then did you hear the footsteps of someone coming down from right above, making you both quickly glide down a couple flights of stairs.</text:p>
      <text:p text:style-name="Normal">Somehow though, neither of these scares felt unpleasant. She would even go so far as to say that they were fun, and, whenever she exchanged looks with you, she could tell you felt the same. So, it was almost a shame when your little odyssey finally came to an end, as you reached the door that led to the rooftop.</text:p>
      <text:p text:style-name="Normal">Only, as you remarked...</text:p>
      <text:p text:style-name="Normal">“It’s locked,” with a lock and chain at that, “after we came all the way here...” </text:p>
      <text:p text:style-name="Normal">“It is,” she reached for the padlock, “unless I decide it isn’t,” and, with nothing more than her bare hands, she opened it like it was a can of tuna.</text:p>
      <text:p text:style-name="Normal">“... Huh?!”</text:p>
      <text:p text:style-name="Normal">“Ta-da! How did you like my magic trick?” every last atom of smugness and cheekiness in her body had naturally concentrated in her smile, but even all of it couldn’t erase the astonishment (and that hint of admiration she didn’t miss) from your face.</text:p>
      <text:p text:style-name="Normal">“... That was actually pretty cool. You’ll have to tell me how you did it.”</text:p>
      <text:p text:style-name="Normal">And so, with heavy chains fallen at her feet and a compliment engraved in her heart, she pushed open the door, and a bright blue sky spread before her.</text:p>
      <text:p text:style-name="Normal"/>
      <text:p text:style-name="Normal">And yet somehow, doing the exact same thing today only deepened the loneliness. <text:span text:style-name="T1">That’s weird... Maybe something’s wrong with the world today.</text:span> Nonetheless, every step forward was one away from that world and into her own. The transition was complete when the door, the only connection between these two universes, closed itself behind her.</text:p>
      <text:p text:style-name="Normal"/>
      <text:p text:style-name="P1">••• •••</text:p>
      <text:p text:style-name="P1">Node 6: Rain</text:p>
      <text:p text:style-name="Normal"/>
      <text:p text:style-name="Normal">The concrete felt hard and cold against her back, but the sky was as wide as ever and the winds meandered mindlessly in it. She liked to lie down on the rooftop, and she didn’t care to figure out why. All she knew was that she could do it, and that there was no one to judge her.</text:p>
      <text:p text:style-name="Normal">...<text:span text:style-name="T1"> Except for me, I suppose.</text:span></text:p>
      <text:p text:style-name="Normal">“I wonder if I count as a person...” There wasn’t really any thought behind that sentence, it was just the first thing that came to mind. Subsequently, she didn’t feel particularly inclined to explore it. What was more, her eyelids were getting heavy, as was her entire body; she was falling asleep.</text:p>
      <text:p text:style-name="Normal"><text:span text:style-name="T1">Not good. I’ll get a sunburn.</text:span> Knowing that, she mustered whatever strength she had left and sat up, and with a little more willpower she managed to get up. Groggy and tired, she headed back to the walls that encased the door, seeking both shade and something to lean against, to have her back to.</text:p>
      <text:p text:style-name="Normal">As she sat back down again, a powerful breeze blew past her, and her hair fluttered. <text:span text:style-name="T1">It’s the same winds as yesterday.</text:span></text:p>
      <text:p text:style-name="Normal">“The air is so free, up here,” it was easy for her to see why it danced erratically and flew wildly. And for once, no jealousy tainted her thoughts, for she knew that in a matter of moments she would join in their freedom: she herself wasn’t sure why or when, but under certain circumstances, she could command her dreams to be lucid. Whatever the criteria were, it seemed the present moment met them, <text:span text:style-name="T1">otherwise I wouldn’t know I’m drifting off to sleep.</text:span></text:p>
      <text:p text:style-name="Normal">She wasn’t sure when she’d closed her eyes, she could only tell that at some point, sentient chairs, desks and school uniforms that definitely weren’t on the rooftop before now were out and about, busying themselves as though some class was about to start. It was quite a sight how they organised themselves into neat rows, with chairs being particular about the tables they paired with (some even settled disputes with games of rock-paper-scissors), and the uniforms quietly taking their seats when the rest had settled, leaving but two desks empty. And when a bell did ring from somewhere, the door next to her opened. From it came a row of white chalks, which made tiny little squeaks as they moved. Then, with some difficulty, there entered (<text:span text:style-name="T1">exited?</text:span>) a big blackboard on wheels pushed by a strict-looking lectern and half a dozen heavy books. But most importantly, at the end of this procession, and with an uncertain step, <text:span text:style-name="T1">you</text:span> came in.</text:p>
      <text:p text:style-name="Normal">At first you seemed a bit lost, looking around the impromptu open-air classroom, maybe unsure whether it was yours. You hadn’t noticed her yet, but as she let out a hushed</text:p>
      <text:p text:style-name="Normal">“Hey,” your gazes met, and your eyes immediately lit up.</text:p>
      <text:p text:style-name="Normal">“Hey! I was looking for you,” they said, making her heart skip a beat and her cheeks flush. You reached a hand out to her, with the clear intent of helping her get up, and she was only too glad to take your hand.</text:p>
      <text:p text:style-name="Normal">However, just before your fingers touched, a gale-like current invaded the rooftop, erasing all the fantastic creatures that had gathered there. That included <text:span text:style-name="T1">you</text:span>.</text:p>
      <text:p text:style-name="Normal">In that time, or perhaps ever since she’d stopped paying attention to them, the skies had turned dark and sulky, and they were now overran by endless hordes of black clouds. And yet, even as the heavens threatened to cry the world awash, all of her attention, all of her apprehension were on the angel of death who ever so slowly, ever so gently, descended towards her.</text:p>
      <text:p text:style-name="Normal">“Am I really an angel of death to you? If so, then I guess I really don’t count as a person.” This was all a dream, she knew it. But she also knew that ever since yesterday’s failure, there was someone who wanted to have a word with her. That someone had come wearing nothing more than a plain white dress today, and her bare feet touched down on the concrete at last. Once again, she found herself face-to-face with her own self.</text:p>
      <text:p text:style-name="Normal">But, much unlike the heavens, the girl didn’t look upset at all. Quite the opposite, the girl was smiling kindly, as though looking at a child.</text:p>
      <text:p text:style-name="Normal">“Sorry about the weather,” the girl’s hands clasped behind her as she raised her gaze to the sky, “it seems I can’t quite control it as I used to.”</text:p>
      <text:p text:style-name="Normal">Meanwhile, <text:span text:style-name="T1">she</text:span> could only look at her own shoes, and her hands wouldn’t let go of the trims of her uniform.</text:p>
      <text:p text:style-name="Normal">“... You don’t have to be scared of me, you know.”</text:p>
      <text:p text:style-name="Normal">“...”</text:p>
      <text:p text:style-name="Normal">“... I want to say that I won’t hurt you or anything but... We’ve broken that promise over and over again, haven’t we?” The girl’s smile saddened while pronouncing these words, but it didn’t go away.</text:p>
      <text:p text:style-name="Normal">Half in response, and half because out of guilt, “... I’m sorry...” she muttered, her eyes fixed on the ground.</text:p>
      <text:p text:style-name="Normal">“It’s fine,” the girl answered without hesitation, “if anything, I’m the one who should apologise for interrupting our dream. I just wanted to catch you before you ran away again,” a tilt of the head appended a playful “right?” to her phrase, although it couldn’t neutralise its innate bitterness.</text:p>
      <text:p text:style-name="Normal">However, she still didn’t dare raise her head.</text:p>
      <text:p text:style-name="Normal">Seeing that, the girl gave her some time to muster her courage. But wait as she may, time was the only thing that moved. In fact, for a while everything was so still that even that was in doubt. “Sigh, goodness me, just how much of a scaredy cat am I anyway? Come on, give me your hand.” Despite it being a request, the girl didn’t wait for her to react. Instead, she immediately grabbed her hand and dragged her to the balustrade at the edge of the building. The girl didn’t do it out of malice or impatience, but just because</text:p>
      <text:p text:style-name="Normal"><text:span text:style-name="T1">Yesterday, we did the exact same thing with you. How did it even occur to me that I could just snatch you and take you with me?</text:span></text:p>
      <text:p text:style-name="Normal">Yesterday, she’d gone so far as to laugh at your fears of someone seeing you two on the rooftop, “it’s fine, it’s fine! No one ever looks up to the sky anyway!” <text:span text:style-name="T1">was it?</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P1"/>
      <text:p text:style-name="P1">Part 1, Final Node: 愛はしてた。</text:p>
      <text:p text:style-name="P1"/>
      <text:p text:style-name="P1">Part 2, node 1 or part 1, node ??: ぜ〜んぶ嘘。</text:p>
      <text:p text:style-name="P3"/>
      <text:p text:style-name="P3">Part 2: Summ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